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0866666666667cm" style:use-optimal-column-width="true"/>
    </style:style>
    <style:style style:name="co2" style:family="table-column">
      <style:table-column-properties fo:break-before="auto" style:column-width="4.27566666666667cm" style:use-optimal-column-width="true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SR. NO.</text:p>
          </table:table-cell>
          <table:table-cell office:value-type="string" table:style-name="ce1">
            <text:p>ACCEPTED FORMATS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B12123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B12A1234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B12AB1234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BC1234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B123A1234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B12ABC1234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Sheet2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731</meta:generator>
    <dc:creator>Harsimran</dc:creator>
    <meta:creation-date>2009-04-16T11:32:48Z</meta:creation-date>
    <dc:date>2023-09-23T06:20:40Z</dc: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